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860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860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0.130167"/>
          <table:table-cell office:value-type="float" office:value="0.089"/>
          <table:table-cell office:value-type="float" office:value="0.08"/>
          <table:table-cell office:value-type="float" office:value="12244.0"/>
          <table:table-cell office:value-type="float" office:value="0.0"/>
          <table:table-cell office:value-type="float" office:value="93.0"/>
          <table:table-cell office:value-type="float" office:value="3311.0"/>
          <table:table-cell office:value-type="float" office:value="15733.0"/>
          <table:table-cell office:value-type="float" office:value="315.0"/>
          <table:table-cell office:value-type="float" office:value="1013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5.0"/>
          <table:table-cell office:value-type="float" office:value="1322.0"/>
          <table:table-cell office:value-type="float" office:value="1222.0"/>
          <table:table-cell office:value-type="float" office:value="885.0"/>
          <table:table-cell office:value-type="float" office:value="156.0"/>
          <table:table-cell office:value-type="float" office:value="13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0.039105"/>
          <table:table-cell office:value-type="float" office:value="0.014"/>
          <table:table-cell office:value-type="float" office:value="0.01"/>
          <table:table-cell office:value-type="float" office:value="206.0"/>
          <table:table-cell office:value-type="float" office:value="0.0"/>
          <table:table-cell office:value-type="float" office:value="8.0"/>
          <table:table-cell office:value-type="float" office:value="430.0"/>
          <table:table-cell office:value-type="float" office:value="814.0"/>
          <table:table-cell office:value-type="float" office:value="393.0"/>
          <table:table-cell office:value-type="float" office:value="1305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547.0"/>
          <table:table-cell office:value-type="float" office:value="1284.0"/>
          <table:table-cell office:value-type="float" office:value="1184.0"/>
          <table:table-cell office:value-type="float" office:value="881.0"/>
          <table:table-cell office:value-type="float" office:value="160.0"/>
          <table:table-cell office:value-type="float" office:value="13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>
          <table:table-cell office:value-type="string">
            <text:p>./9-floors.lp</text:p>
          </table:table-cell>
          <table:table-cell office:value-type="float" office:value="0.049878"/>
          <table:table-cell office:value-type="float" office:value="0.013"/>
          <table:table-cell office:value-type="float" office:value="0.01"/>
          <table:table-cell office:value-type="float" office:value="0.0"/>
          <table:table-cell office:value-type="float" office:value="0.0"/>
          <table:table-cell office:value-type="float" office:value="4.0"/>
          <table:table-cell office:value-type="float" office:value="373.0"/>
          <table:table-cell office:value-type="float" office:value="465.0"/>
          <table:table-cell office:value-type="float" office:value="463.0"/>
          <table:table-cell office:value-type="float" office:value="1567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549.0"/>
          <table:table-cell office:value-type="float" office:value="1250.0"/>
          <table:table-cell office:value-type="float" office:value="1150.0"/>
          <table:table-cell office:value-type="float" office:value="877.0"/>
          <table:table-cell office:value-type="float" office:value="164.0"/>
          <table:table-cell office:value-type="float" office:value="13.0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IN([.$M5])" office:value-type="float"/>
          <table:table-cell table:formula="of:=MIN([.$N5])" office:value-type="float"/>
          <table:table-cell table:formula="of:=MIN([.$O5])" office:value-type="float"/>
          <table:table-cell table:formula="of:=MIN([.$P5])" office:value-type="float"/>
          <table:table-cell table:formula="of:=MIN([.$Q5])" office:value-type="float"/>
          <table:table-cell table:formula="of:=MIN([.$R5])" office:value-type="float"/>
          <table:table-cell table:formula="of:=MIN([.$S5])" office:value-type="float"/>
          <table:table-cell table:formula="of:=MIN([.$T5])" office:value-type="float"/>
          <table:table-cell table:formula="of:=MIN([.$U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EDIAN([.$M5])" office:value-type="float"/>
          <table:table-cell table:formula="of:=MEDIAN([.$N5])" office:value-type="float"/>
          <table:table-cell table:formula="of:=MEDIAN([.$O5])" office:value-type="float"/>
          <table:table-cell table:formula="of:=MEDIAN([.$P5])" office:value-type="float"/>
          <table:table-cell table:formula="of:=MEDIAN([.$Q5])" office:value-type="float"/>
          <table:table-cell table:formula="of:=MEDIAN([.$R5])" office:value-type="float"/>
          <table:table-cell table:formula="of:=MEDIAN([.$S5])" office:value-type="float"/>
          <table:table-cell table:formula="of:=MEDIAN([.$T5])" office:value-type="float"/>
          <table:table-cell table:formula="of:=MEDIAN([.$U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  <table:table-cell table:formula="of:=MAX([.$M5])" office:value-type="float"/>
          <table:table-cell table:formula="of:=MAX([.$N5])" office:value-type="float"/>
          <table:table-cell table:formula="of:=MAX([.$O5])" office:value-type="float"/>
          <table:table-cell table:formula="of:=MAX([.$P5])" office:value-type="float"/>
          <table:table-cell table:formula="of:=MAX([.$Q5])" office:value-type="float"/>
          <table:table-cell table:formula="of:=MAX([.$R5])" office:value-type="float"/>
          <table:table-cell table:formula="of:=MAX([.$S5])" office:value-type="float"/>
          <table:table-cell table:formula="of:=MAX([.$T5])" office:value-type="float"/>
          <table:table-cell table:formula="of:=MAX([.$U5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5])" office:value-type="float"/>
          <table:table-cell table:formula="of:=SUM([.C3:.C5])" office:value-type="float"/>
          <table:table-cell table:formula="of:=SUM([.D3:.D5])" office:value-type="float"/>
          <table:table-cell table:formula="of:=SUM([.E3:.E5])" office:value-type="float"/>
          <table:table-cell table:formula="of:=SUM([.F3:.F5])" office:value-type="float"/>
          <table:table-cell table:formula="of:=SUM([.G3:.G5])" office:value-type="float"/>
          <table:table-cell table:formula="of:=SUM([.H3:.H5])" office:value-type="float"/>
          <table:table-cell table:formula="of:=SUM([.I3:.I5])" office:value-type="float"/>
          <table:table-cell table:formula="of:=SUM([.J3:.J5])" office:value-type="float"/>
          <table:table-cell table:formula="of:=SUM([.K3:.K5])" office:value-type="float"/>
          <table:table-cell table:formula="of:=SUM([.L3:.L5])" office:value-type="float"/>
          <table:table-cell table:formula="of:=SUM([.M3:.M5])" office:value-type="float"/>
          <table:table-cell table:formula="of:=SUM([.N3:.N5])" office:value-type="float"/>
          <table:table-cell table:formula="of:=SUM([.O3:.O5])" office:value-type="float"/>
          <table:table-cell table:formula="of:=SUM([.P3:.P5])" office:value-type="float"/>
          <table:table-cell table:formula="of:=SUM([.Q3:.Q5])" office:value-type="float"/>
          <table:table-cell table:formula="of:=SUM([.R3:.R5])" office:value-type="float"/>
          <table:table-cell table:formula="of:=SUM([.S3:.S5])" office:value-type="float"/>
          <table:table-cell table:formula="of:=SUM([.T3:.T5])" office:value-type="float"/>
          <table:table-cell table:formula="of:=SUM([.U3:.U5])" office:value-type="float"/>
          <table:table-cell table:formula="of:=SUM([.V3:.V5])" office:value-type="float"/>
          <table:table-cell table:formula="of:=SUM([.W3:.W5])" office:value-type="float"/>
          <table:table-cell table:formula="of:=SUM([.X3:.X5])" office:value-type="float"/>
          <table:table-cell table:formula="of:=SUM([.Y3:.Y5])" office:value-type="float"/>
          <table:table-cell table:formula="of:=SUM([.Z3:.Z5])" office:value-type="float"/>
          <table:table-cell table:formula="of:=SUM([.AA3:.AA5])" office:value-type="float"/>
          <table:table-cell table:formula="of:=SUM([.AB3:.AB5])" office:value-type="float"/>
          <table:table-cell table:formula="of:=SUM([.AC3:.AC5])" office:value-type="float"/>
          <table:table-cell table:formula="of:=SUM([.AD3:.AD5])" office:value-type="float"/>
          <table:table-cell table:formula="of:=SUM([.AE3:.AE5])" office:value-type="float"/>
          <table:table-cell table:formula="of:=SUM([.AF3:.AF5])" office:value-type="float"/>
          <table:table-cell table:formula="of:=SUM([.AG3:.AG5])" office:value-type="float"/>
          <table:table-cell table:formula="of:=SUM([.AH3:.AH5])" office:value-type="float"/>
          <table:table-cell table:formula="of:=SUM([.AI3:.AI5])" office:value-type="float"/>
          <table:table-cell table:formula="of:=SUM([.AJ3:.AJ5])" office:value-type="float"/>
          <table:table-cell table:formula="of:=SUM([.AK3:.AK5])" office:value-type="float"/>
          <table:table-cell table:formula="of:=SUM([.AL3:.AL5])" office:value-type="float"/>
          <table:table-cell table:formula="of:=SUM([.AM3:.AM5])" office:value-type="float"/>
          <table:table-cell table:formula="of:=SUM([.AN3:.AN5])" office:value-type="float"/>
          <table:table-cell table:formula="of:=SUM([.AO3:.AO5])" office:value-type="float"/>
          <table:table-cell table:formula="of:=SUM([.AP3:.AP5])" office:value-type="float"/>
          <table:table-cell table:formula="of:=SUM([.AQ3:.AQ5])" office:value-type="float"/>
          <table:table-cell table:formula="of:=SUM([.AR3:.AR5])" office:value-type="float"/>
          <table:table-cell table:formula="of:=SUM([.AS3:.AS5])" office:value-type="float"/>
          <table:table-cell table:formula="of:=SUM([.AT3:.AT5])" office:value-type="float"/>
          <table:table-cell table:formula="of:=SUM([.AU3:.AU5])" office:value-type="float"/>
          <table:table-cell table:formula="of:=SUM([.AV3:.AV5])" office:value-type="float"/>
          <table:table-cell table:formula="of:=SUM([.AW3:.AW5])" office:value-type="float"/>
          <table:table-cell table:formula="of:=SUM([.AX3:.AX5])" office:value-type="float"/>
          <table:table-cell table:formula="of:=SUM([.AY3:.AY5])" office:value-type="float"/>
          <table:table-cell table:formula="of:=SUM([.AZ3:.AZ5])" office:value-type="float"/>
          <table:table-cell table:formula="of:=SUM([.BA3:.BA5])" office:value-type="float"/>
          <table:table-cell table:formula="of:=SUM([.BB3:.BB5])" office:value-type="float"/>
          <table:table-cell table:formula="of:=SUM([.BC3:.BC5])" office:value-type="float"/>
          <table:table-cell table:formula="of:=SUM([.BD3:.BD5])" office:value-type="float"/>
          <table:table-cell table:formula="of:=SUM([.BE3:.BE5])" office:value-type="float"/>
          <table:table-cell table:formula="of:=SUM([.BF3:.BF5])" office:value-type="float"/>
          <table:table-cell table:formula="of:=SUM([.BG3:.BG5])" office:value-type="float"/>
          <table:table-cell table:formula="of:=SUM([.BH3:.BH5])" office:value-type="float"/>
          <table:table-cell table:formula="of:=SUM([.BI3:.BI5])" office:value-type="float"/>
          <table:table-cell table:formula="of:=SUM([.BJ3:.BJ5])" office:value-type="float"/>
          <table:table-cell table:formula="of:=SUM([.BK3:.BK5])" office:value-type="float"/>
          <table:table-cell table:formula="of:=SUM([.BL3:.BL5])" office:value-type="float"/>
          <table:table-cell table:formula="of:=SUM([.BM3:.BM5])" office:value-type="float"/>
          <table:table-cell table:formula="of:=SUM([.BN3:.BN5])" office:value-type="float"/>
          <table:table-cell table:formula="of:=SUM([.BO3:.BO5])" office:value-type="float"/>
          <table:table-cell table:formula="of:=SUM([.BP3:.BP5])" office:value-type="float"/>
          <table:table-cell table:formula="of:=SUM([.BQ3:.BQ5])" office:value-type="float"/>
          <table:table-cell table:formula="of:=SUM([.BR3:.BR5])" office:value-type="float"/>
          <table:table-cell table:formula="of:=SUM([.BS3:.BS5])" office:value-type="float"/>
          <table:table-cell table:formula="of:=SUM([.BT3:.BT5])" office:value-type="float"/>
          <table:table-cell table:formula="of:=SUM([.BU3:.BU5])" office:value-type="float"/>
          <table:table-cell table:formula="of:=SUM([.BV3:.BV5])" office:value-type="float"/>
          <table:table-cell table:formula="of:=SUM([.BW3:.BW5])" office:value-type="float"/>
          <table:table-cell table:formula="of:=SUM([.BX3:.BX5])" office:value-type="float"/>
          <table:table-cell table:formula="of:=SUM([.BY3:.BY5])" office:value-type="float"/>
          <table:table-cell table:formula="of:=SUM([.BZ3:.BZ5])" office:value-type="float"/>
          <table:table-cell table:formula="of:=SUM([.CA3:.CA5])" office:value-type="float"/>
          <table:table-cell table:formula="of:=SUM([.CB3:.CB5])" office:value-type="float"/>
          <table:table-cell table:formula="of:=SUM([.CC3:.CC5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5])" office:value-type="float"/>
          <table:table-cell table:formula="of:=AVERAGE([.C3:.C5])" office:value-type="float"/>
          <table:table-cell table:formula="of:=AVERAGE([.D3:.D5])" office:value-type="float"/>
          <table:table-cell table:formula="of:=AVERAGE([.E3:.E5])" office:value-type="float"/>
          <table:table-cell table:formula="of:=AVERAGE([.F3:.F5])" office:value-type="float"/>
          <table:table-cell table:formula="of:=AVERAGE([.G3:.G5])" office:value-type="float"/>
          <table:table-cell table:formula="of:=AVERAGE([.H3:.H5])" office:value-type="float"/>
          <table:table-cell table:formula="of:=AVERAGE([.I3:.I5])" office:value-type="float"/>
          <table:table-cell table:formula="of:=AVERAGE([.J3:.J5])" office:value-type="float"/>
          <table:table-cell table:formula="of:=AVERAGE([.K3:.K5])" office:value-type="float"/>
          <table:table-cell table:formula="of:=AVERAGE([.L3:.L5])" office:value-type="float"/>
          <table:table-cell table:formula="of:=AVERAGE([.M3:.M5])" office:value-type="float"/>
          <table:table-cell table:formula="of:=AVERAGE([.N3:.N5])" office:value-type="float"/>
          <table:table-cell table:formula="of:=AVERAGE([.O3:.O5])" office:value-type="float"/>
          <table:table-cell table:formula="of:=AVERAGE([.P3:.P5])" office:value-type="float"/>
          <table:table-cell table:formula="of:=AVERAGE([.Q3:.Q5])" office:value-type="float"/>
          <table:table-cell table:formula="of:=AVERAGE([.R3:.R5])" office:value-type="float"/>
          <table:table-cell table:formula="of:=AVERAGE([.S3:.S5])" office:value-type="float"/>
          <table:table-cell table:formula="of:=AVERAGE([.T3:.T5])" office:value-type="float"/>
          <table:table-cell table:formula="of:=AVERAGE([.U3:.U5])" office:value-type="float"/>
          <table:table-cell table:formula="of:=AVERAGE([.V3:.V5])" office:value-type="float"/>
          <table:table-cell table:formula="of:=AVERAGE([.W3:.W5])" office:value-type="float"/>
          <table:table-cell table:formula="of:=AVERAGE([.X3:.X5])" office:value-type="float"/>
          <table:table-cell table:formula="of:=AVERAGE([.Y3:.Y5])" office:value-type="float"/>
          <table:table-cell table:formula="of:=AVERAGE([.Z3:.Z5])" office:value-type="float"/>
          <table:table-cell table:formula="of:=AVERAGE([.AA3:.AA5])" office:value-type="float"/>
          <table:table-cell table:formula="of:=AVERAGE([.AB3:.AB5])" office:value-type="float"/>
          <table:table-cell table:formula="of:=AVERAGE([.AC3:.AC5])" office:value-type="float"/>
          <table:table-cell table:formula="of:=AVERAGE([.AD3:.AD5])" office:value-type="float"/>
          <table:table-cell table:formula="of:=AVERAGE([.AE3:.AE5])" office:value-type="float"/>
          <table:table-cell table:formula="of:=AVERAGE([.AF3:.AF5])" office:value-type="float"/>
          <table:table-cell table:formula="of:=AVERAGE([.AG3:.AG5])" office:value-type="float"/>
          <table:table-cell table:formula="of:=AVERAGE([.AH3:.AH5])" office:value-type="float"/>
          <table:table-cell table:formula="of:=AVERAGE([.AI3:.AI5])" office:value-type="float"/>
          <table:table-cell table:formula="of:=AVERAGE([.AJ3:.AJ5])" office:value-type="float"/>
          <table:table-cell table:formula="of:=AVERAGE([.AK3:.AK5])" office:value-type="float"/>
          <table:table-cell table:formula="of:=AVERAGE([.AL3:.AL5])" office:value-type="float"/>
          <table:table-cell table:formula="of:=AVERAGE([.AM3:.AM5])" office:value-type="float"/>
          <table:table-cell table:formula="of:=AVERAGE([.AN3:.AN5])" office:value-type="float"/>
          <table:table-cell table:formula="of:=AVERAGE([.AO3:.AO5])" office:value-type="float"/>
          <table:table-cell table:formula="of:=AVERAGE([.AP3:.AP5])" office:value-type="float"/>
          <table:table-cell table:formula="of:=AVERAGE([.AQ3:.AQ5])" office:value-type="float"/>
          <table:table-cell table:formula="of:=AVERAGE([.AR3:.AR5])" office:value-type="float"/>
          <table:table-cell table:formula="of:=AVERAGE([.AS3:.AS5])" office:value-type="float"/>
          <table:table-cell table:formula="of:=AVERAGE([.AT3:.AT5])" office:value-type="float"/>
          <table:table-cell table:formula="of:=AVERAGE([.AU3:.AU5])" office:value-type="float"/>
          <table:table-cell table:formula="of:=AVERAGE([.AV3:.AV5])" office:value-type="float"/>
          <table:table-cell table:formula="of:=AVERAGE([.AW3:.AW5])" office:value-type="float"/>
          <table:table-cell table:formula="of:=AVERAGE([.AX3:.AX5])" office:value-type="float"/>
          <table:table-cell table:formula="of:=AVERAGE([.AY3:.AY5])" office:value-type="float"/>
          <table:table-cell table:formula="of:=AVERAGE([.AZ3:.AZ5])" office:value-type="float"/>
          <table:table-cell table:formula="of:=AVERAGE([.BA3:.BA5])" office:value-type="float"/>
          <table:table-cell table:formula="of:=AVERAGE([.BB3:.BB5])" office:value-type="float"/>
          <table:table-cell table:formula="of:=AVERAGE([.BC3:.BC5])" office:value-type="float"/>
          <table:table-cell table:formula="of:=AVERAGE([.BD3:.BD5])" office:value-type="float"/>
          <table:table-cell table:formula="of:=AVERAGE([.BE3:.BE5])" office:value-type="float"/>
          <table:table-cell table:formula="of:=AVERAGE([.BF3:.BF5])" office:value-type="float"/>
          <table:table-cell table:formula="of:=AVERAGE([.BG3:.BG5])" office:value-type="float"/>
          <table:table-cell table:formula="of:=AVERAGE([.BH3:.BH5])" office:value-type="float"/>
          <table:table-cell table:formula="of:=AVERAGE([.BI3:.BI5])" office:value-type="float"/>
          <table:table-cell table:formula="of:=AVERAGE([.BJ3:.BJ5])" office:value-type="float"/>
          <table:table-cell table:formula="of:=AVERAGE([.BK3:.BK5])" office:value-type="float"/>
          <table:table-cell table:formula="of:=AVERAGE([.BL3:.BL5])" office:value-type="float"/>
          <table:table-cell table:formula="of:=AVERAGE([.BM3:.BM5])" office:value-type="float"/>
          <table:table-cell table:formula="of:=AVERAGE([.BN3:.BN5])" office:value-type="float"/>
          <table:table-cell table:formula="of:=AVERAGE([.BO3:.BO5])" office:value-type="float"/>
          <table:table-cell table:formula="of:=AVERAGE([.BP3:.BP5])" office:value-type="float"/>
          <table:table-cell table:formula="of:=AVERAGE([.BQ3:.BQ5])" office:value-type="float"/>
          <table:table-cell table:formula="of:=AVERAGE([.BR3:.BR5])" office:value-type="float"/>
          <table:table-cell table:formula="of:=AVERAGE([.BS3:.BS5])" office:value-type="float"/>
          <table:table-cell table:formula="of:=AVERAGE([.BT3:.BT5])" office:value-type="float"/>
          <table:table-cell table:formula="of:=AVERAGE([.BU3:.BU5])" office:value-type="float"/>
          <table:table-cell table:formula="of:=AVERAGE([.BV3:.BV5])" office:value-type="float"/>
          <table:table-cell table:formula="of:=AVERAGE([.BW3:.BW5])" office:value-type="float"/>
          <table:table-cell table:formula="of:=AVERAGE([.BX3:.BX5])" office:value-type="float"/>
          <table:table-cell table:formula="of:=AVERAGE([.BY3:.BY5])" office:value-type="float"/>
          <table:table-cell table:formula="of:=AVERAGE([.BZ3:.BZ5])" office:value-type="float"/>
          <table:table-cell table:formula="of:=AVERAGE([.CA3:.CA5])" office:value-type="float"/>
          <table:table-cell table:formula="of:=AVERAGE([.CB3:.CB5])" office:value-type="float"/>
          <table:table-cell table:formula="of:=AVERAGE([.CC3:.CC5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5])" office:value-type="float"/>
          <table:table-cell table:formula="of:=STDEV([.C3:.C5])" office:value-type="float"/>
          <table:table-cell table:formula="of:=STDEV([.D3:.D5])" office:value-type="float"/>
          <table:table-cell table:formula="of:=STDEV([.E3:.E5])" office:value-type="float"/>
          <table:table-cell table:formula="of:=STDEV([.F3:.F5])" office:value-type="float"/>
          <table:table-cell table:formula="of:=STDEV([.G3:.G5])" office:value-type="float"/>
          <table:table-cell table:formula="of:=STDEV([.H3:.H5])" office:value-type="float"/>
          <table:table-cell table:formula="of:=STDEV([.I3:.I5])" office:value-type="float"/>
          <table:table-cell table:formula="of:=STDEV([.J3:.J5])" office:value-type="float"/>
          <table:table-cell table:formula="of:=STDEV([.K3:.K5])" office:value-type="float"/>
          <table:table-cell table:formula="of:=STDEV([.L3:.L5])" office:value-type="float"/>
          <table:table-cell table:formula="of:=STDEV([.M3:.M5])" office:value-type="float"/>
          <table:table-cell table:formula="of:=STDEV([.N3:.N5])" office:value-type="float"/>
          <table:table-cell table:formula="of:=STDEV([.O3:.O5])" office:value-type="float"/>
          <table:table-cell table:formula="of:=STDEV([.P3:.P5])" office:value-type="float"/>
          <table:table-cell table:formula="of:=STDEV([.Q3:.Q5])" office:value-type="float"/>
          <table:table-cell table:formula="of:=STDEV([.R3:.R5])" office:value-type="float"/>
          <table:table-cell table:formula="of:=STDEV([.S3:.S5])" office:value-type="float"/>
          <table:table-cell table:formula="of:=STDEV([.T3:.T5])" office:value-type="float"/>
          <table:table-cell table:formula="of:=STDEV([.U3:.U5])" office:value-type="float"/>
          <table:table-cell table:formula="of:=STDEV([.V3:.V5])" office:value-type="float"/>
          <table:table-cell table:formula="of:=STDEV([.W3:.W5])" office:value-type="float"/>
          <table:table-cell table:formula="of:=STDEV([.X3:.X5])" office:value-type="float"/>
          <table:table-cell table:formula="of:=STDEV([.Y3:.Y5])" office:value-type="float"/>
          <table:table-cell table:formula="of:=STDEV([.Z3:.Z5])" office:value-type="float"/>
          <table:table-cell table:formula="of:=STDEV([.AA3:.AA5])" office:value-type="float"/>
          <table:table-cell table:formula="of:=STDEV([.AB3:.AB5])" office:value-type="float"/>
          <table:table-cell table:formula="of:=STDEV([.AC3:.AC5])" office:value-type="float"/>
          <table:table-cell table:formula="of:=STDEV([.AD3:.AD5])" office:value-type="float"/>
          <table:table-cell table:formula="of:=STDEV([.AE3:.AE5])" office:value-type="float"/>
          <table:table-cell table:formula="of:=STDEV([.AF3:.AF5])" office:value-type="float"/>
          <table:table-cell table:formula="of:=STDEV([.AG3:.AG5])" office:value-type="float"/>
          <table:table-cell table:formula="of:=STDEV([.AH3:.AH5])" office:value-type="float"/>
          <table:table-cell table:formula="of:=STDEV([.AI3:.AI5])" office:value-type="float"/>
          <table:table-cell table:formula="of:=STDEV([.AJ3:.AJ5])" office:value-type="float"/>
          <table:table-cell table:formula="of:=STDEV([.AK3:.AK5])" office:value-type="float"/>
          <table:table-cell table:formula="of:=STDEV([.AL3:.AL5])" office:value-type="float"/>
          <table:table-cell table:formula="of:=STDEV([.AM3:.AM5])" office:value-type="float"/>
          <table:table-cell table:formula="of:=STDEV([.AN3:.AN5])" office:value-type="float"/>
          <table:table-cell table:formula="of:=STDEV([.AO3:.AO5])" office:value-type="float"/>
          <table:table-cell table:formula="of:=STDEV([.AP3:.AP5])" office:value-type="float"/>
          <table:table-cell table:formula="of:=STDEV([.AQ3:.AQ5])" office:value-type="float"/>
          <table:table-cell table:formula="of:=STDEV([.AR3:.AR5])" office:value-type="float"/>
          <table:table-cell table:formula="of:=STDEV([.AS3:.AS5])" office:value-type="float"/>
          <table:table-cell table:formula="of:=STDEV([.AT3:.AT5])" office:value-type="float"/>
          <table:table-cell table:formula="of:=STDEV([.AU3:.AU5])" office:value-type="float"/>
          <table:table-cell table:formula="of:=STDEV([.AV3:.AV5])" office:value-type="float"/>
          <table:table-cell table:formula="of:=STDEV([.AW3:.AW5])" office:value-type="float"/>
          <table:table-cell table:formula="of:=STDEV([.AX3:.AX5])" office:value-type="float"/>
          <table:table-cell table:formula="of:=STDEV([.AY3:.AY5])" office:value-type="float"/>
          <table:table-cell table:formula="of:=STDEV([.AZ3:.AZ5])" office:value-type="float"/>
          <table:table-cell table:formula="of:=STDEV([.BA3:.BA5])" office:value-type="float"/>
          <table:table-cell table:formula="of:=STDEV([.BB3:.BB5])" office:value-type="float"/>
          <table:table-cell table:formula="of:=STDEV([.BC3:.BC5])" office:value-type="float"/>
          <table:table-cell table:formula="of:=STDEV([.BD3:.BD5])" office:value-type="float"/>
          <table:table-cell table:formula="of:=STDEV([.BE3:.BE5])" office:value-type="float"/>
          <table:table-cell table:formula="of:=STDEV([.BF3:.BF5])" office:value-type="float"/>
          <table:table-cell table:formula="of:=STDEV([.BG3:.BG5])" office:value-type="float"/>
          <table:table-cell table:formula="of:=STDEV([.BH3:.BH5])" office:value-type="float"/>
          <table:table-cell table:formula="of:=STDEV([.BI3:.BI5])" office:value-type="float"/>
          <table:table-cell table:formula="of:=STDEV([.BJ3:.BJ5])" office:value-type="float"/>
          <table:table-cell table:formula="of:=STDEV([.BK3:.BK5])" office:value-type="float"/>
          <table:table-cell table:formula="of:=STDEV([.BL3:.BL5])" office:value-type="float"/>
          <table:table-cell table:formula="of:=STDEV([.BM3:.BM5])" office:value-type="float"/>
          <table:table-cell table:formula="of:=STDEV([.BN3:.BN5])" office:value-type="float"/>
          <table:table-cell table:formula="of:=STDEV([.BO3:.BO5])" office:value-type="float"/>
          <table:table-cell table:formula="of:=STDEV([.BP3:.BP5])" office:value-type="float"/>
          <table:table-cell table:formula="of:=STDEV([.BQ3:.BQ5])" office:value-type="float"/>
          <table:table-cell table:formula="of:=STDEV([.BR3:.BR5])" office:value-type="float"/>
          <table:table-cell table:formula="of:=STDEV([.BS3:.BS5])" office:value-type="float"/>
          <table:table-cell table:formula="of:=STDEV([.BT3:.BT5])" office:value-type="float"/>
          <table:table-cell table:formula="of:=STDEV([.BU3:.BU5])" office:value-type="float"/>
          <table:table-cell table:formula="of:=STDEV([.BV3:.BV5])" office:value-type="float"/>
          <table:table-cell table:formula="of:=STDEV([.BW3:.BW5])" office:value-type="float"/>
          <table:table-cell table:formula="of:=STDEV([.BX3:.BX5])" office:value-type="float"/>
          <table:table-cell table:formula="of:=STDEV([.BY3:.BY5])" office:value-type="float"/>
          <table:table-cell table:formula="of:=STDEV([.BZ3:.BZ5])" office:value-type="float"/>
          <table:table-cell table:formula="of:=STDEV([.CA3:.CA5])" office:value-type="float"/>
          <table:table-cell table:formula="of:=STDEV([.CB3:.CB5])" office:value-type="float"/>
          <table:table-cell table:formula="of:=STDEV([.CC3:.CC5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5]-[.$V3:.$V5])^2)^0.5" office:value-type="float"/>
          <table:table-cell table:number-matrix-columns-spanned="1" table:number-matrix-rows-spanned="1" table:formula="of:=SUM(([.C3:.C5]-[.$W3:.$W5])^2)^0.5" office:value-type="float"/>
          <table:table-cell table:number-matrix-columns-spanned="1" table:number-matrix-rows-spanned="1" table:formula="of:=SUM(([.D3:.D5]-[.$X3:.$X5])^2)^0.5" office:value-type="float"/>
          <table:table-cell table:number-matrix-columns-spanned="1" table:number-matrix-rows-spanned="1" table:formula="of:=SUM(([.E3:.E5]-[.$Y3:.$Y5])^2)^0.5" office:value-type="float"/>
          <table:table-cell table:number-matrix-columns-spanned="1" table:number-matrix-rows-spanned="1" table:formula="of:=SUM(([.F3:.F5]-[.$Z3:.$Z5])^2)^0.5" office:value-type="float"/>
          <table:table-cell table:number-matrix-columns-spanned="1" table:number-matrix-rows-spanned="1" table:formula="of:=SUM(([.G3:.G5]-[.$AA3:.$AA5])^2)^0.5" office:value-type="float"/>
          <table:table-cell table:number-matrix-columns-spanned="1" table:number-matrix-rows-spanned="1" table:formula="of:=SUM(([.H3:.H5]-[.$AB3:.$AB5])^2)^0.5" office:value-type="float"/>
          <table:table-cell table:number-matrix-columns-spanned="1" table:number-matrix-rows-spanned="1" table:formula="of:=SUM(([.I3:.I5]-[.$AC3:.$AC5])^2)^0.5" office:value-type="float"/>
          <table:table-cell table:number-matrix-columns-spanned="1" table:number-matrix-rows-spanned="1" table:formula="of:=SUM(([.J3:.J5]-[.$AD3:.$AD5])^2)^0.5" office:value-type="float"/>
          <table:table-cell table:number-matrix-columns-spanned="1" table:number-matrix-rows-spanned="1" table:formula="of:=SUM(([.K3:.K5]-[.$AE3:.$AE5])^2)^0.5" office:value-type="float"/>
          <table:table-cell table:number-matrix-columns-spanned="1" table:number-matrix-rows-spanned="1" table:formula="of:=SUM(([.L3:.L5]-[.$AF3:.$AF5])^2)^0.5" office:value-type="float"/>
          <table:table-cell table:number-matrix-columns-spanned="1" table:number-matrix-rows-spanned="1" table:formula="of:=SUM(([.M3:.M5]-[.$AG3:.$AG5])^2)^0.5" office:value-type="float"/>
          <table:table-cell table:number-matrix-columns-spanned="1" table:number-matrix-rows-spanned="1" table:formula="of:=SUM(([.N3:.N5]-[.$AH3:.$AH5])^2)^0.5" office:value-type="float"/>
          <table:table-cell table:number-matrix-columns-spanned="1" table:number-matrix-rows-spanned="1" table:formula="of:=SUM(([.O3:.O5]-[.$AI3:.$AI5])^2)^0.5" office:value-type="float"/>
          <table:table-cell table:number-matrix-columns-spanned="1" table:number-matrix-rows-spanned="1" table:formula="of:=SUM(([.P3:.P5]-[.$AJ3:.$AJ5])^2)^0.5" office:value-type="float"/>
          <table:table-cell table:number-matrix-columns-spanned="1" table:number-matrix-rows-spanned="1" table:formula="of:=SUM(([.Q3:.Q5]-[.$AK3:.$AK5])^2)^0.5" office:value-type="float"/>
          <table:table-cell table:number-matrix-columns-spanned="1" table:number-matrix-rows-spanned="1" table:formula="of:=SUM(([.R3:.R5]-[.$AL3:.$AL5])^2)^0.5" office:value-type="float"/>
          <table:table-cell table:number-matrix-columns-spanned="1" table:number-matrix-rows-spanned="1" table:formula="of:=SUM(([.S3:.S5]-[.$AM3:.$AM5])^2)^0.5" office:value-type="float"/>
          <table:table-cell table:number-matrix-columns-spanned="1" table:number-matrix-rows-spanned="1" table:formula="of:=SUM(([.T3:.T5]-[.$AN3:.$AN5])^2)^0.5" office:value-type="float"/>
          <table:table-cell table:number-matrix-columns-spanned="1" table:number-matrix-rows-spanned="1" table:formula="of:=SUM(([.U3:.U5]-[.$AO3:.$AO5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5]=[.$V3:.$V5])" office:value-type="float"/>
          <table:table-cell table:number-matrix-columns-spanned="1" table:number-matrix-rows-spanned="1" table:formula="of:=SUM([.C3:.C5]=[.$W3:.$W5])" office:value-type="float"/>
          <table:table-cell table:number-matrix-columns-spanned="1" table:number-matrix-rows-spanned="1" table:formula="of:=SUM([.D3:.D5]=[.$X3:.$X5])" office:value-type="float"/>
          <table:table-cell table:number-matrix-columns-spanned="1" table:number-matrix-rows-spanned="1" table:formula="of:=SUM([.E3:.E5]=[.$Y3:.$Y5])" office:value-type="float"/>
          <table:table-cell table:number-matrix-columns-spanned="1" table:number-matrix-rows-spanned="1" table:formula="of:=SUM([.F3:.F5]=[.$Z3:.$Z5])" office:value-type="float"/>
          <table:table-cell table:number-matrix-columns-spanned="1" table:number-matrix-rows-spanned="1" table:formula="of:=SUM([.G3:.G5]=[.$AA3:.$AA5])" office:value-type="float"/>
          <table:table-cell table:number-matrix-columns-spanned="1" table:number-matrix-rows-spanned="1" table:formula="of:=SUM([.H3:.H5]=[.$AB3:.$AB5])" office:value-type="float"/>
          <table:table-cell table:number-matrix-columns-spanned="1" table:number-matrix-rows-spanned="1" table:formula="of:=SUM([.I3:.I5]=[.$AC3:.$AC5])" office:value-type="float"/>
          <table:table-cell table:number-matrix-columns-spanned="1" table:number-matrix-rows-spanned="1" table:formula="of:=SUM([.J3:.J5]=[.$AD3:.$AD5])" office:value-type="float"/>
          <table:table-cell table:number-matrix-columns-spanned="1" table:number-matrix-rows-spanned="1" table:formula="of:=SUM([.K3:.K5]=[.$AE3:.$AE5])" office:value-type="float"/>
          <table:table-cell table:number-matrix-columns-spanned="1" table:number-matrix-rows-spanned="1" table:formula="of:=SUM([.L3:.L5]=[.$AF3:.$AF5])" office:value-type="float"/>
          <table:table-cell table:number-matrix-columns-spanned="1" table:number-matrix-rows-spanned="1" table:formula="of:=SUM([.M3:.M5]=[.$AG3:.$AG5])" office:value-type="float"/>
          <table:table-cell table:number-matrix-columns-spanned="1" table:number-matrix-rows-spanned="1" table:formula="of:=SUM([.N3:.N5]=[.$AH3:.$AH5])" office:value-type="float"/>
          <table:table-cell table:number-matrix-columns-spanned="1" table:number-matrix-rows-spanned="1" table:formula="of:=SUM([.O3:.O5]=[.$AI3:.$AI5])" office:value-type="float"/>
          <table:table-cell table:number-matrix-columns-spanned="1" table:number-matrix-rows-spanned="1" table:formula="of:=SUM([.P3:.P5]=[.$AJ3:.$AJ5])" office:value-type="float"/>
          <table:table-cell table:number-matrix-columns-spanned="1" table:number-matrix-rows-spanned="1" table:formula="of:=SUM([.Q3:.Q5]=[.$AK3:.$AK5])" office:value-type="float"/>
          <table:table-cell table:number-matrix-columns-spanned="1" table:number-matrix-rows-spanned="1" table:formula="of:=SUM([.R3:.R5]=[.$AL3:.$AL5])" office:value-type="float"/>
          <table:table-cell table:number-matrix-columns-spanned="1" table:number-matrix-rows-spanned="1" table:formula="of:=SUM([.S3:.S5]=[.$AM3:.$AM5])" office:value-type="float"/>
          <table:table-cell table:number-matrix-columns-spanned="1" table:number-matrix-rows-spanned="1" table:formula="of:=SUM([.T3:.T5]=[.$AN3:.$AN5])" office:value-type="float"/>
          <table:table-cell table:number-matrix-columns-spanned="1" table:number-matrix-rows-spanned="1" table:formula="of:=SUM([.U3:.U5]=[.$AO3:.$AO5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5]&lt;[.$AP3:.$AP5])" office:value-type="float"/>
          <table:table-cell table:number-matrix-columns-spanned="1" table:number-matrix-rows-spanned="1" table:formula="of:=SUM([.C3:.C5]&lt;[.$AQ3:.$AQ5])" office:value-type="float"/>
          <table:table-cell table:number-matrix-columns-spanned="1" table:number-matrix-rows-spanned="1" table:formula="of:=SUM([.D3:.D5]&lt;[.$AR3:.$AR5])" office:value-type="float"/>
          <table:table-cell table:number-matrix-columns-spanned="1" table:number-matrix-rows-spanned="1" table:formula="of:=SUM([.E3:.E5]&lt;[.$AS3:.$AS5])" office:value-type="float"/>
          <table:table-cell table:number-matrix-columns-spanned="1" table:number-matrix-rows-spanned="1" table:formula="of:=SUM([.F3:.F5]&lt;[.$AT3:.$AT5])" office:value-type="float"/>
          <table:table-cell table:number-matrix-columns-spanned="1" table:number-matrix-rows-spanned="1" table:formula="of:=SUM([.G3:.G5]&lt;[.$AU3:.$AU5])" office:value-type="float"/>
          <table:table-cell table:number-matrix-columns-spanned="1" table:number-matrix-rows-spanned="1" table:formula="of:=SUM([.H3:.H5]&lt;[.$AV3:.$AV5])" office:value-type="float"/>
          <table:table-cell table:number-matrix-columns-spanned="1" table:number-matrix-rows-spanned="1" table:formula="of:=SUM([.I3:.I5]&lt;[.$AW3:.$AW5])" office:value-type="float"/>
          <table:table-cell table:number-matrix-columns-spanned="1" table:number-matrix-rows-spanned="1" table:formula="of:=SUM([.J3:.J5]&lt;[.$AX3:.$AX5])" office:value-type="float"/>
          <table:table-cell table:number-matrix-columns-spanned="1" table:number-matrix-rows-spanned="1" table:formula="of:=SUM([.K3:.K5]&lt;[.$AY3:.$AY5])" office:value-type="float"/>
          <table:table-cell table:number-matrix-columns-spanned="1" table:number-matrix-rows-spanned="1" table:formula="of:=SUM([.L3:.L5]&lt;[.$AZ3:.$AZ5])" office:value-type="float"/>
          <table:table-cell table:number-matrix-columns-spanned="1" table:number-matrix-rows-spanned="1" table:formula="of:=SUM([.M3:.M5]&lt;[.$BA3:.$BA5])" office:value-type="float"/>
          <table:table-cell table:number-matrix-columns-spanned="1" table:number-matrix-rows-spanned="1" table:formula="of:=SUM([.N3:.N5]&lt;[.$BB3:.$BB5])" office:value-type="float"/>
          <table:table-cell table:number-matrix-columns-spanned="1" table:number-matrix-rows-spanned="1" table:formula="of:=SUM([.O3:.O5]&lt;[.$BC3:.$BC5])" office:value-type="float"/>
          <table:table-cell table:number-matrix-columns-spanned="1" table:number-matrix-rows-spanned="1" table:formula="of:=SUM([.P3:.P5]&lt;[.$BD3:.$BD5])" office:value-type="float"/>
          <table:table-cell table:number-matrix-columns-spanned="1" table:number-matrix-rows-spanned="1" table:formula="of:=SUM([.Q3:.Q5]&lt;[.$BE3:.$BE5])" office:value-type="float"/>
          <table:table-cell table:number-matrix-columns-spanned="1" table:number-matrix-rows-spanned="1" table:formula="of:=SUM([.R3:.R5]&lt;[.$BF3:.$BF5])" office:value-type="float"/>
          <table:table-cell table:number-matrix-columns-spanned="1" table:number-matrix-rows-spanned="1" table:formula="of:=SUM([.S3:.S5]&lt;[.$BG3:.$BG5])" office:value-type="float"/>
          <table:table-cell table:number-matrix-columns-spanned="1" table:number-matrix-rows-spanned="1" table:formula="of:=SUM([.T3:.T5]&lt;[.$BH3:.$BH5])" office:value-type="float"/>
          <table:table-cell table:number-matrix-columns-spanned="1" table:number-matrix-rows-spanned="1" table:formula="of:=SUM([.U3:.U5]&lt;[.$BI3:.$BI5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5]&gt;[.$AP3:.$AP5])" office:value-type="float"/>
          <table:table-cell table:number-matrix-columns-spanned="1" table:number-matrix-rows-spanned="1" table:formula="of:=SUM([.C3:.C5]&gt;[.$AQ3:.$AQ5])" office:value-type="float"/>
          <table:table-cell table:number-matrix-columns-spanned="1" table:number-matrix-rows-spanned="1" table:formula="of:=SUM([.D3:.D5]&gt;[.$AR3:.$AR5])" office:value-type="float"/>
          <table:table-cell table:number-matrix-columns-spanned="1" table:number-matrix-rows-spanned="1" table:formula="of:=SUM([.E3:.E5]&gt;[.$AS3:.$AS5])" office:value-type="float"/>
          <table:table-cell table:number-matrix-columns-spanned="1" table:number-matrix-rows-spanned="1" table:formula="of:=SUM([.F3:.F5]&gt;[.$AT3:.$AT5])" office:value-type="float"/>
          <table:table-cell table:number-matrix-columns-spanned="1" table:number-matrix-rows-spanned="1" table:formula="of:=SUM([.G3:.G5]&gt;[.$AU3:.$AU5])" office:value-type="float"/>
          <table:table-cell table:number-matrix-columns-spanned="1" table:number-matrix-rows-spanned="1" table:formula="of:=SUM([.H3:.H5]&gt;[.$AV3:.$AV5])" office:value-type="float"/>
          <table:table-cell table:number-matrix-columns-spanned="1" table:number-matrix-rows-spanned="1" table:formula="of:=SUM([.I3:.I5]&gt;[.$AW3:.$AW5])" office:value-type="float"/>
          <table:table-cell table:number-matrix-columns-spanned="1" table:number-matrix-rows-spanned="1" table:formula="of:=SUM([.J3:.J5]&gt;[.$AX3:.$AX5])" office:value-type="float"/>
          <table:table-cell table:number-matrix-columns-spanned="1" table:number-matrix-rows-spanned="1" table:formula="of:=SUM([.K3:.K5]&gt;[.$AY3:.$AY5])" office:value-type="float"/>
          <table:table-cell table:number-matrix-columns-spanned="1" table:number-matrix-rows-spanned="1" table:formula="of:=SUM([.L3:.L5]&gt;[.$AZ3:.$AZ5])" office:value-type="float"/>
          <table:table-cell table:number-matrix-columns-spanned="1" table:number-matrix-rows-spanned="1" table:formula="of:=SUM([.M3:.M5]&gt;[.$BA3:.$BA5])" office:value-type="float"/>
          <table:table-cell table:number-matrix-columns-spanned="1" table:number-matrix-rows-spanned="1" table:formula="of:=SUM([.N3:.N5]&gt;[.$BB3:.$BB5])" office:value-type="float"/>
          <table:table-cell table:number-matrix-columns-spanned="1" table:number-matrix-rows-spanned="1" table:formula="of:=SUM([.O3:.O5]&gt;[.$BC3:.$BC5])" office:value-type="float"/>
          <table:table-cell table:number-matrix-columns-spanned="1" table:number-matrix-rows-spanned="1" table:formula="of:=SUM([.P3:.P5]&gt;[.$BD3:.$BD5])" office:value-type="float"/>
          <table:table-cell table:number-matrix-columns-spanned="1" table:number-matrix-rows-spanned="1" table:formula="of:=SUM([.Q3:.Q5]&gt;[.$BE3:.$BE5])" office:value-type="float"/>
          <table:table-cell table:number-matrix-columns-spanned="1" table:number-matrix-rows-spanned="1" table:formula="of:=SUM([.R3:.R5]&gt;[.$BF3:.$BF5])" office:value-type="float"/>
          <table:table-cell table:number-matrix-columns-spanned="1" table:number-matrix-rows-spanned="1" table:formula="of:=SUM([.S3:.S5]&gt;[.$BG3:.$BG5])" office:value-type="float"/>
          <table:table-cell table:number-matrix-columns-spanned="1" table:number-matrix-rows-spanned="1" table:formula="of:=SUM([.T3:.T5]&gt;[.$BH3:.$BH5])" office:value-type="float"/>
          <table:table-cell table:number-matrix-columns-spanned="1" table:number-matrix-rows-spanned="1" table:formula="of:=SUM([.U3:.U5]&gt;[.$BI3:.$BI5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5]=[.$BJ3:.$BJ5])" office:value-type="float"/>
          <table:table-cell table:number-matrix-columns-spanned="1" table:number-matrix-rows-spanned="1" table:formula="of:=SUM([.C3:.C5]=[.$BK3:.$BK5])" office:value-type="float"/>
          <table:table-cell table:number-matrix-columns-spanned="1" table:number-matrix-rows-spanned="1" table:formula="of:=SUM([.D3:.D5]=[.$BL3:.$BL5])" office:value-type="float"/>
          <table:table-cell table:number-matrix-columns-spanned="1" table:number-matrix-rows-spanned="1" table:formula="of:=SUM([.E3:.E5]=[.$BM3:.$BM5])" office:value-type="float"/>
          <table:table-cell table:number-matrix-columns-spanned="1" table:number-matrix-rows-spanned="1" table:formula="of:=SUM([.F3:.F5]=[.$BN3:.$BN5])" office:value-type="float"/>
          <table:table-cell table:number-matrix-columns-spanned="1" table:number-matrix-rows-spanned="1" table:formula="of:=SUM([.G3:.G5]=[.$BO3:.$BO5])" office:value-type="float"/>
          <table:table-cell table:number-matrix-columns-spanned="1" table:number-matrix-rows-spanned="1" table:formula="of:=SUM([.H3:.H5]=[.$BP3:.$BP5])" office:value-type="float"/>
          <table:table-cell table:number-matrix-columns-spanned="1" table:number-matrix-rows-spanned="1" table:formula="of:=SUM([.I3:.I5]=[.$BQ3:.$BQ5])" office:value-type="float"/>
          <table:table-cell table:number-matrix-columns-spanned="1" table:number-matrix-rows-spanned="1" table:formula="of:=SUM([.J3:.J5]=[.$BR3:.$BR5])" office:value-type="float"/>
          <table:table-cell table:number-matrix-columns-spanned="1" table:number-matrix-rows-spanned="1" table:formula="of:=SUM([.K3:.K5]=[.$BS3:.$BS5])" office:value-type="float"/>
          <table:table-cell table:number-matrix-columns-spanned="1" table:number-matrix-rows-spanned="1" table:formula="of:=SUM([.L3:.L5]=[.$BT3:.$BT5])" office:value-type="float"/>
          <table:table-cell table:number-matrix-columns-spanned="1" table:number-matrix-rows-spanned="1" table:formula="of:=SUM([.M3:.M5]=[.$BU3:.$BU5])" office:value-type="float"/>
          <table:table-cell table:number-matrix-columns-spanned="1" table:number-matrix-rows-spanned="1" table:formula="of:=SUM([.N3:.N5]=[.$BV3:.$BV5])" office:value-type="float"/>
          <table:table-cell table:number-matrix-columns-spanned="1" table:number-matrix-rows-spanned="1" table:formula="of:=SUM([.O3:.O5]=[.$BW3:.$BW5])" office:value-type="float"/>
          <table:table-cell table:number-matrix-columns-spanned="1" table:number-matrix-rows-spanned="1" table:formula="of:=SUM([.P3:.P5]=[.$BX3:.$BX5])" office:value-type="float"/>
          <table:table-cell table:number-matrix-columns-spanned="1" table:number-matrix-rows-spanned="1" table:formula="of:=SUM([.Q3:.Q5]=[.$BY3:.$BY5])" office:value-type="float"/>
          <table:table-cell table:number-matrix-columns-spanned="1" table:number-matrix-rows-spanned="1" table:formula="of:=SUM([.R3:.R5]=[.$BZ3:.$BZ5])" office:value-type="float"/>
          <table:table-cell table:number-matrix-columns-spanned="1" table:number-matrix-rows-spanned="1" table:formula="of:=SUM([.S3:.S5]=[.$CA3:.$CA5])" office:value-type="float"/>
          <table:table-cell table:number-matrix-columns-spanned="1" table:number-matrix-rows-spanned="1" table:formula="of:=SUM([.T3:.T5]=[.$CB3:.$CB5])" office:value-type="float"/>
          <table:table-cell table:number-matrix-columns-spanned="1" table:number-matrix-rows-spanned="1" table:formula="of:=SUM([.U3:.U5]=[.$CC3:.$CC5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nc-1/without_constrain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5])" office:value-type="float"/>
          <table:table-cell table:formula="of:=AVERAGE([Instances.C3:Instances.C5])" office:value-type="float"/>
          <table:table-cell table:formula="of:=AVERAGE([Instances.D3:Instances.D5])" office:value-type="float"/>
          <table:table-cell table:formula="of:=AVERAGE([Instances.E3:Instances.E5])" office:value-type="float"/>
          <table:table-cell table:formula="of:=SUM([Instances.F3:Instances.F5])" office:value-type="float"/>
          <table:table-cell table:formula="of:=AVERAGE([Instances.G3:Instances.G5])" office:value-type="float"/>
          <table:table-cell table:formula="of:=AVERAGE([Instances.H3:Instances.H5])" office:value-type="float"/>
          <table:table-cell table:formula="of:=AVERAGE([Instances.I3:Instances.I5])" office:value-type="float"/>
          <table:table-cell table:formula="of:=AVERAGE([Instances.J3:Instances.J5])" office:value-type="float"/>
          <table:table-cell table:formula="of:=AVERAGE([Instances.K3:Instances.K5])" office:value-type="float"/>
          <table:table-cell table:formula="of:=AVERAGE([Instances.L3:Instances.L5])" office:value-type="float"/>
          <table:table-cell table:formula="of:=AVERAGE([Instances.M3:Instances.M5])" office:value-type="float"/>
          <table:table-cell table:formula="of:=AVERAGE([Instances.N3:Instances.N5])" office:value-type="float"/>
          <table:table-cell table:formula="of:=AVERAGE([Instances.O3:Instances.O5])" office:value-type="float"/>
          <table:table-cell table:formula="of:=AVERAGE([Instances.P3:Instances.P5])" office:value-type="float"/>
          <table:table-cell table:formula="of:=AVERAGE([Instances.Q3:Instances.Q5])" office:value-type="float"/>
          <table:table-cell table:formula="of:=AVERAGE([Instances.R3:Instances.R5])" office:value-type="float"/>
          <table:table-cell table:formula="of:=AVERAGE([Instances.S3:Instances.S5])" office:value-type="float"/>
          <table:table-cell table:formula="of:=AVERAGE([Instances.T3:Instances.T5])" office:value-type="float"/>
          <table:table-cell table:formula="of:=AVERAGE([Instances.U3:Instances.U5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